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9A000001A38C07DE7994FC40B4.png" manifest:media-type="image/png"/>
  <manifest:file-entry manifest:full-path="Pictures/10000000000004D7000003A8EC8D38E5DF4527C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bonType" svg:font-family="CarbonType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1.179cm" fo:min-width="9.036cm"/>
    </style:style>
    <style:style style:name="gr4" style:family="graphic" style:parent-style-name="standard">
      <style:graphic-properties draw:stroke="none" svg:stroke-color="#3465a4" draw:fill="solid" draw:fill-color="#0000ff" draw:textarea-horizontal-align="justify" draw:textarea-vertical-align="middle" draw:auto-grow-height="false" fo:min-height="1.179cm" fo:min-width="9.036cm"/>
    </style:style>
    <style:style style:name="gr5" style:family="graphic" style:parent-style-name="standard">
      <style:graphic-properties draw:stroke="none" svg:stroke-color="#3465a4" draw:fill="solid" draw:fill-color="#ff0000" draw:textarea-horizontal-align="justify" draw:textarea-vertical-align="middle" draw:auto-grow-height="false" fo:min-height="1.179cm" fo:min-width="9.036cm"/>
    </style:style>
    <style:style style:name="gr6" style:family="graphic" style:parent-style-name="standard">
      <style:graphic-properties draw:stroke="none" svg:stroke-color="#3465a4" draw:fill="solid" draw:fill-color="#008000" draw:textarea-horizontal-align="justify" draw:textarea-vertical-align="middle" draw:auto-grow-height="false" fo:min-height="1.179cm" fo:min-width="9.03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61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style:paragraph-properties fo:text-align="center"/>
      <style:text-properties fo:color="#ffffff" style:font-name="American Typewriter" fo:font-size="36pt" fo:font-style="normal" fo:text-shadow="1pt 1pt" fo:font-weight="bold" style:font-size-asian="36pt" style:font-style-asian="normal" style:font-weight-asian="normal" style:font-size-complex="36pt" style:font-style-complex="normal" style:font-weight-complex="normal"/>
    </style:style>
    <style:style style:name="P8" style:family="paragraph">
      <loext:graphic-properties draw:fill="none" draw:fill-color="#ffffff"/>
      <style:text-properties fo:color="#ffffff" style:font-name="American Typewriter" fo:font-size="36pt" fo:font-style="normal" fo:text-shadow="1pt 1pt" fo:font-weight="bold" style:font-size-asian="36pt" style:font-style-asian="normal" style:font-weight-asian="normal" style:font-size-complex="36pt" style:font-style-complex="normal" style:font-weight-complex="normal"/>
    </style:style>
    <style:style style:name="P9" style:family="paragraph">
      <loext:graphic-properties draw:fill-color="#ffffff"/>
    </style:style>
    <style:style style:name="T1" style:family="text">
      <style:text-properties fo:font-size="36pt" fo:font-style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e1e4d4" fo:font-size="36pt" fo:font-style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28cm" svg:height="20.999cm" svg:x="0cm" svg:y="0.001cm">
            <draw:image xlink:href="Pictures/10000000000004D7000003A8EC8D38E5DF4527CD.jpg" xlink:type="simple" xlink:show="embed" xlink:actuate="onLoad">
              <text:p/>
            </draw:image>
          </draw:frame>
          <draw:frame draw:style-name="gr2" draw:text-style-name="P2" draw:layer="layout" svg:width="12.24cm" svg:height="7.7cm" draw:transform="rotate (0.510159740357943) translate (7.899cm 2.724cm)">
            <draw:image xlink:href="Pictures/100002010000029A000001A38C07DE7994FC40B4.png" xlink:type="simple" xlink:show="embed" xlink:actuate="onLoad">
              <text:p/>
            </draw:image>
          </draw:frame>
          <draw:g>
            <draw:custom-shape draw:style-name="gr3" draw:text-style-name="P3" draw:layer="layout" svg:width="9.536cm" svg:height="1.429cm" svg:x="16.435cm" svg:y="16.38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4" draw:layer="layout" svg:width="9.536cm" svg:height="1.429cm" svg:x="16.435cm" svg:y="14.83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9.536cm" svg:height="1.429cm" svg:x="16.435cm" svg:y="13.27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6" draw:layer="layout" svg:width="9.536cm" svg:height="1.429cm" svg:x="16.435cm" svg:y="11.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7" draw:text-style-name="P8" draw:layer="layout" svg:width="11.889cm" svg:height="11.129cm" svg:x="15.362cm" svg:y="6.841cm">
            <draw:text-box>
              <text:p text:style-name="P7"><text:span text:style-name="T1">What is the capital of Spain?</text:span></text:p>
              <text:p text:style-name="P7"><text:span text:style-name="T1"/></text:p>
              <text:p text:style-name="P7"><text:span text:style-name="T2">Madrid</text:span></text:p>
              <text:p text:style-name="P7"><text:span text:style-name="T2">Madrad</text:span></text:p>
              <text:p text:style-name="P7"><text:span text:style-name="T2">Paris</text:span></text:p>
              <text:p text:style-name="P7"><text:span text:style-name="T2">Real Madrid</text:span></text:p>
            </draw:text-box>
          </draw:fram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bonType" svg:font-family="CarbonType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3:11:19.435235000</meta:creation-date>
    <meta:editing-duration>PT13M39S</meta:editing-duration>
    <meta:editing-cycles>5</meta:editing-cycles>
    <meta:generator>LibreOffice/5.3.0.3$MacOSX_X86_64 LibreOffice_project/7074905676c47b82bbcfbea1aeefc84afe1c50e1</meta:generator>
    <dc:date>2017-02-15T13:25:57.795522000</dc:date>
    <meta:document-statistic meta:object-count="32"/>
  </office:meta>
</office:document-meta>
</file>